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Lucidasans" svg:font-family="Lucidasans, 'Times New Roman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Versiones" style:family="table" style:master-page-name="">
      <style:table-properties style:width="9.948cm" fo:margin-left="6.997cm" fo:margin-right="0.053cm" style:page-number="0" table:align="margins" style:writing-mode="lr-tb"/>
    </style:style>
    <style:style style:name="Versiones.A" style:family="table-column">
      <style:table-column-properties style:column-width="1.572cm" style:rel-column-width="10356*"/>
    </style:style>
    <style:style style:name="Versiones.B" style:family="table-column">
      <style:table-column-properties style:column-width="8.377cm" style:rel-column-width="55179*"/>
    </style:style>
    <style:style style:name="Version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Versiones.B1" style:family="table-cell">
      <style:table-cell-properties fo:padding="0.097cm" fo:border="0.002cm solid #000000"/>
    </style:style>
    <style:style style:name="Versiones.A2" style:family="table-cell">
      <style:table-cell-properties fo:padding="0.097cm" fo:border-left="0.002cm solid #000000" fo:border-right="none" fo:border-top="none" fo:border-bottom="0.002cm solid #000000"/>
    </style:style>
    <style:style style:name="Versiones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ítulo_20_general">
      <style:text-properties style:use-window-font-color="true" fo:font-size="18pt" fo:language="es" fo:country="ES" fo:font-weight="bold" style:font-name-asian="Arial" style:font-size-asian="18pt" style:language-asian="es" style:country-asian="ES" style:font-weight-asian="bold" style:font-name-complex="Times New Roman" style:font-size-complex="16pt" style:language-complex="es" style:country-complex="ES" style:font-weight-complex="bold"/>
    </style:style>
    <style:style style:name="P4" style:family="paragraph" style:parent-style-name="Subtítulo_20_general">
      <style:text-properties style:use-window-font-color="true" fo:font-size="16pt" fo:language="es" fo:country="ES" fo:font-style="italic" fo:font-weight="bold" style:font-name-asian="Arial" style:font-size-asian="16pt" style:language-asian="es" style:country-asian="ES" style:font-style-asian="italic" style:font-weight-asian="bold" style:font-name-complex="Times New Roman" style:font-size-complex="14pt" style:language-complex="es" style:country-complex="ES" style:font-style-complex="italic" style:font-weight-complex="bold"/>
    </style:style>
    <style:style style:name="P5" style:family="paragraph" style:parent-style-name="Curso">
      <style:text-properties style:use-window-font-color="true" fo:font-size="14pt" fo:language="es" fo:country="ES" fo:font-style="italic" style:font-name-asian="Arial" style:font-size-asian="14pt" style:language-asian="es" style:country-asian="ES" style:font-style-asian="italic" style:font-name-complex="Times New Roman" style:font-size-complex="14pt" style:language-complex="es" style:country-complex="ES" style:font-weight-complex="bold"/>
    </style:style>
    <style:style style:name="P6" style:family="paragraph" style:parent-style-name="Text_20_body">
      <style:text-properties style:use-window-font-color="true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/>
    </style:style>
    <style:style style:name="P7" style:family="paragraph" style:parent-style-name="Table_20_Contents">
      <style:paragraph-properties fo:text-align="justify" style:justify-single-word="false" fo:background-color="transparent" style:shadow="none">
        <style:background-image/>
      </style:paragraph-properties>
    </style:style>
    <style:style style:name="P8" style:family="paragraph" style:parent-style-name="Table_20_Contents">
      <style:paragraph-properties fo:text-align="justify" style:justify-single-word="false"/>
    </style:style>
    <style:style style:name="P9" style:family="paragraph" style:parent-style-name="Autores">
      <style:text-properties style:use-window-font-color="true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3" style:family="paragraph" style:parent-style-name="WW-Encabezado_20_del_20_índice">
      <style:paragraph-properties fo:margin-top="0.423cm" fo:margin-bottom="0.212cm"/>
    </style:style>
    <style:style style:name="P14" style:family="paragraph" style:parent-style-name="Text_20_body">
      <style:text-properties style:use-window-font-color="true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/>
    </style:style>
    <style:style style:name="P15" style:family="paragraph" style:parent-style-name="Text_20_body">
      <style:text-properties style:use-window-font-color="true" fo:font-size="14pt" fo:language="es" fo:country="ES" style:font-name-asian="Arial" style:font-size-asian="14pt" style:language-asian="es" style:country-asian="ES" style:font-name-complex="Lucidasans" style:font-size-complex="14pt" style:language-complex="es" style:country-complex="ES"/>
    </style:style>
    <style:style style:name="P16" style:family="paragraph" style:parent-style-name="Text_20_body">
      <style:text-properties fo:font-size="14pt" style:font-size-asian="14pt" style:font-size-complex="14pt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Heading_20_2">
      <style:text-properties fo:font-size="14pt" style:font-size-asian="14pt" style:font-size-complex="14pt"/>
    </style:style>
    <style:style style:name="P19" style:family="paragraph" style:parent-style-name="Heading_20_2">
      <style:text-properties style:use-window-font-color="true" fo:font-size="14pt" fo:language="es" fo:country="ES" style:font-name-asian="Arial" style:font-size-asian="14pt" style:language-asian="es" style:country-asian="ES" style:font-name-complex="Lucidasans" style:font-size-complex="14pt" style:language-complex="es" style:country-complex="ES"/>
    </style:style>
    <style:style style:name="P20" style:family="paragraph" style:parent-style-name="Table_20_Contents">
      <style:paragraph-properties fo:text-align="justify" style:justify-single-word="false"/>
    </style:style>
    <style:style style:name="P21" style:family="paragraph" style:parent-style-name="Table_20_Contents">
      <style:paragraph-properties fo:text-align="justify" style:justify-single-word="false" fo:background-color="transparent" style:shadow="none">
        <style:background-image/>
      </style:paragraph-properties>
    </style:style>
    <style:style style:name="P22" style:family="paragraph" style:parent-style-name="Título_20_general" style:master-page-name="Standard">
      <style:text-properties style:use-window-font-color="true" fo:font-size="18pt" fo:language="es" fo:country="ES" fo:font-weight="bold" style:font-name-asian="Arial" style:font-size-asian="18pt" style:language-asian="es" style:country-asian="ES" style:font-weight-asian="bold" style:font-name-complex="Times New Roman" style:font-size-complex="16pt" style:language-complex="es" style:country-complex="ES" style:font-weight-complex="bold"/>
    </style:style>
    <style:style style:name="P23" style:family="paragraph" style:parent-style-name="Autores">
      <style:text-properties style:use-window-font-color="true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/>
    </style:style>
    <style:style style:name="T1" style:family="text">
      <style:text-properties style:use-window-font-color="true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/>
    </style:style>
    <style:style style:name="T2" style:family="text">
      <style:text-properties style:use-window-font-color="true" fo:language="es" fo:country="ES" style:font-name-asian="Arial" style:language-asian="es" style:country-asian="ES" style:font-name-complex="Lucidasans" style:language-complex="es" style:country-complex="ES"/>
    </style:style>
    <style:style style:name="Sect1" style:family="section">
      <style:section-properties style:editable="false">
        <style:columns fo:column-count="0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0" fo:column-gap="0cm"/>
        <text:notes-configuration text:note-class="footnote"/>
      </style:section-properties>
    </style:style>
    <text:list-style style:name="L1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)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itle>Memoria del segundo ejercicio práctico</text:title></text:p>
      <text:p text:style-name="P4"><text:subject>Ejercicios prácticos de BB. DD.</text:subject></text:p>
      <text:p text:style-name="P5">Curso 2006/2007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Versiones" table:style-name="Versiones">
        <table:table-column table:style-name="Versiones.A"/>
        <table:table-column table:style-name="Versiones.B"/>
        <table:table-row>
          <table:table-cell table:style-name="Versiones.A1" office:value-type="string">
            <text:p text:style-name="P7">Versión</text:p>
          </table:table-cell>
          <table:table-cell table:style-name="Versiones.B1" office:value-type="string">
            <text:p text:style-name="P8">Cambio</text:p>
          </table:table-cell>
        </table:table-row>
        <table:table-row>
          <table:table-cell table:style-name="Versiones.A2" office:value-type="string">
            <text:p text:style-name="P7">0.1</text:p>
          </table:table-cell>
          <table:table-cell table:style-name="Versiones.B2" office:value-type="string">
            <text:p text:style-name="P8">Empiezo a toquetear</text:p>
          </table:table-cell>
        </table:table-row>
        <table:table-row>
          <table:table-cell table:style-name="Versiones.A2" office:value-type="string">
            <text:p text:style-name="P7">1.7</text:p>
          </table:table-cell>
          <table:table-cell table:style-name="Versiones.B2" office:value-type="string">
            <text:p text:style-name="P8">Las ilustraciones deberían contener un título y un número, como se verá en la ilustración de este documento. Además referenciaremos a esta por su número.</text:p>
          </table:table-cell>
        </table:table-row>
        <table:table-row>
          <table:table-cell table:style-name="Versiones.A2" office:value-type="string">
            <text:p text:style-name="P7">1.65</text:p>
          </table:table-cell>
          <table:table-cell table:style-name="Versiones.B2" office:value-type="string">
            <text:p text:style-name="P8">Cambiado el orden de los campos a uno más legible.</text:p>
          </table:table-cell>
        </table:table-row>
      </table:table>
      <text:p text:style-name="P6"/>
      <text:p text:style-name="P9">Autores:</text:p>
      <text:p text:style-name="P9">Rubén Paje del Pino, i010328</text:p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10">Índice de contenido</text:p>
          </text:index-title>
          <text:p text:style-name="P11">1. Primer apartado (en Arial 16 negrita, y justificado -como el resto del documento)<text:tab/>3</text:p>
          <text:p text:style-name="P12">1.1 Primer sub-apartado del primer apartado (en Arial 14 negrita y cursiva)<text:tab/>3</text:p>
          <text:p text:style-name="P11">2. Segundo apartado (como el primero, en Arial 14 negrita, cursiva y justificado)<text:tab/>3</text:p>
        </text:index-body>
      </text:table-of-content>
      <text:p text:style-name="P13"/>
      <text:section text:style-name="Sect2" text:name="Área2">
        <text:h text:style-name="P17" text:outline-level="1">1. Paso a tablas</text:h>
        <text:p text:style-name="Text_20_body">Como primera parte de esta memoria ofreceremos el paso a tablas:</text:p>
        <text:p text:style-name="Text_20_body"/>
        <text:h text:style-name="P18" text:outline-level="2">1.1 Diagrama</text:h>
        <text:p text:style-name="Text_20_body"><text:span text:style-name="T1">Sdjakjf</text:span></text:p>
        <text:p text:style-name="Text_20_body"><text:span text:style-name="T1"/></text:p>
        <text:h text:style-name="P18" text:outline-level="2"><text:span text:style-name="T2">1.2 Comentarios</text:span></text:h>
        <text:p text:style-name="P16"><text:span text:style-name="T2">asdajlkj</text:span></text:p>
        <text:p text:style-name="P15"><text:span text:style-name="T2"/></text:p>
        <text:h text:style-name="P19" text:outline-level="2"><text:span text:style-name="T2">1.3 Supuestos realizados en cuanto a integridad referencial.</text:span></text:h>
        <text:p text:style-name="P15"><text:span text:style-name="T2"/></text:p>
        <text:h text:style-name="Heading_20_1" text:outline-level="1">2. Consultas</text:h>
        <text:h text:style-name="P18" text:outline-level="2"><text:span text:style-name="T2">2.1 Primera consulta</text:span></text:h>
        <text:h text:style-name="Heading_20_3" text:outline-level="3"><text:span text:style-name="T2">2.1.1 Enunciado</text:span></text:h>
        <text:p text:style-name="Text_20_body"><text:span text:style-name="T2">Modificar la tabla ANIMAL para que incluya el campo nombre</text:span></text:p>
        <text:h text:style-name="Heading_20_3" text:outline-level="3"><text:span text:style-name="T2">2.1.2 Solución</text:span></text:h>
        <text:p text:style-name="Text_20_body"><text:span text:style-name="T2">Akfjalkfj ;</text:span></text:p>
        <text:p text:style-name="Text_20_body"><text:span text:style-name="T2">askdjadlsk;</text:span></text:p>
        <text:h text:style-name="Heading_20_3" text:outline-level="3"><text:span text:style-name="T2">2.1.3 Comentarios a la solución</text:span></text:h>
        <text:p text:style-name="Text_20_body"><text:span text:style-name="T2">Gracias a ese cambio podremos guardar un atributo extra con el nombre del animal.</text:span></text:p>
        <text:p text:style-name="Text_20_body"><text:span text:style-name="T2"/></text:p>
        <text:h text:style-name="P18" text:outline-level="2"><text:span text:style-name="T2">2.2 Segunda consulta</text:span></text:h>
        <text:h text:style-name="Heading_20_3" text:outline-level="3"><text:span text:style-name="T2">2.2.1 Enunciado</text:span></text:h>
        <text:p text:style-name="Text_20_body"><text:span text:style-name="T2">Inserta al menos 5 tuplas en cada tabla del modelo.</text:span></text:p>
        <text:h text:style-name="Heading_20_3" text:outline-level="3"><text:span text:style-name="T2">2.2.2 Solución</text:span></text:h>
        <text:p text:style-name="Text_20_body"><text:span text:style-name="T2">Akfjalkfj ;</text:span></text:p>
        <text:p text:style-name="Text_20_body"><text:span text:style-name="T2">askdjadlsk;</text:span></text:p>
        <text:h text:style-name="Heading_20_3" text:outline-level="3"><text:span text:style-name="T2">2.2.3 Comentarios a la solución</text:span></text:h>
        <text:p text:style-name="Text_20_body"><text:span text:style-name="T2">Gracias a este apartado, hemos realizado todas las tablas aprendiendo la sintaxis básica del lenguaje SQL.</text:span></text:p>
        <text:p text:style-name="Text_20_body"><text:span text:style-name="T2"/></text:p>
        <text:h text:style-name="P18" text:outline-level="2"><text:span text:style-name="T2">2.3 Tercera consulta</text:span></text:h>
        <text:h text:style-name="Heading_20_3" text:outline-level="3"><text:span text:style-name="T2">2.3.1 Enunciado</text:span></text:h>
        <text:p text:style-name="Text_20_body"><text:span text:style-name="T2">Actualizar el teléfono móvil de un veterinario.</text:span></text:p>
        <text:h text:style-name="Heading_20_3" text:outline-level="3"><text:span text:style-name="T2">2.3.2 Solución</text:span></text:h>
        <text:p text:style-name="Text_20_body"><text:span text:style-name="T2">Akfjalkfj ;</text:span></text:p>
        <text:p text:style-name="Text_20_body"><text:span text:style-name="T2">askdjadlsk;</text:span></text:p>
        <text:h text:style-name="Heading_20_3" text:outline-level="3"><text:span text:style-name="T2">2.3.3 Comentarios a la solución</text:span></text:h>
        <text:p text:style-name="Text_20_body"><text:span text:style-name="T2">Actualmente, tener teléfono móvil es básico para un gran número de personas. Por ello esta actualización es interesante.</text:span></text:p>
        <text:p text:style-name="P6"><text:span text:style-name="T2"/></text:p>
        <text:h text:style-name="P18" text:outline-level="2"><text:span text:style-name="T2">2.4 Cuarta consulta</text:span></text:h>
        <text:h text:style-name="Heading_20_3" text:outline-level="3"><text:span text:style-name="T2">2.4.1 Enunciado</text:span></text:h>
        <text:p text:style-name="Text_20_body"><text:span text:style-name="T2">Realizar el cambio de crotal de un animal.</text:span></text:p>
        <text:h text:style-name="Heading_20_3" text:outline-level="3"><text:span text:style-name="T2">2.4.2 Solución</text:span></text:h>
        <text:p text:style-name="Text_20_body"><text:span text:style-name="T2">Akfjalkfj ;</text:span></text:p>
        <text:p text:style-name="Text_20_body"><text:span text:style-name="T2">askdjadlsk;</text:span></text:p>
        <text:h text:style-name="Heading_20_3" text:outline-level="3"><text:span text:style-name="T2">2.4.3 Comentarios a la solución</text:span></text:h>
        <text:p text:style-name="Text_20_body"><text:span text:style-name="T2">A cualquier animal podría perdérsele el crotal o que el mismo lo haya roto.</text:span></text:p>
        <text:p text:style-name="Text_20_body"><text:span text:style-name="T2"/></text:p>
        <text:h text:style-name="P18" text:outline-level="2"><text:span text:style-name="T2">2.5 Quinta consulta</text:span></text:h>
        <text:h text:style-name="Heading_20_3" text:outline-level="3"><text:span text:style-name="T2">2.5.1 Enunciado</text:span></text:h>
        <text:p text:style-name="Text_20_body"><text:span text:style-name="T2">Realizar un informe donde aparezcan el crotal, el nombre, raza, tipo y fecha de inseminación o monta de aquellas vacas cuyo parto se espera para el mes de septiembre de este año.</text:span></text:p>
        <text:h text:style-name="Heading_20_3" text:outline-level="3"><text:span text:style-name="T2">2.5.2 Solución</text:span></text:h>
        <text:p text:style-name="Text_20_body"><text:span text:style-name="T2">Akfjalkfj ;</text:span></text:p>
        <text:p text:style-name="Text_20_body"><text:span text:style-name="T2">askdjadlsk;</text:span></text:p>
        <text:h text:style-name="Heading_20_3" text:outline-level="3"><text:span text:style-name="T2">2.5.3 Comentarios a la solución</text:span></text:h>
        <text:p text:style-name="Text_20_body"><text:span text:style-name="T2">Xxxxxxxxxxxxx xxxxxx xxxxxxxxxxx xxxxxxxxxxxx</text:span></text:p>
        <text:p text:style-name="Text_20_body"><text:span text:style-name="T2"/></text:p>
        <text:h text:style-name="P18" text:outline-level="2"><text:span text:style-name="T2">2.6 Sexta consulta</text:span></text:h>
        <text:h text:style-name="Heading_20_3" text:outline-level="3"><text:span text:style-name="T2">2.6.1 Enunciado</text:span></text:h>
        <text:p text:style-name="Text_20_body"><text:span text:style-name="T2">Borrar aquellos sementales de la raza “Alistana”</text:span></text:p>
        <text:h text:style-name="Heading_20_3" text:outline-level="3"><text:span text:style-name="T2">2.6.2 Solución</text:span></text:h>
        <text:p text:style-name="Text_20_body"><text:span text:style-name="T2">Akfjalkfj ;</text:span></text:p>
        <text:p text:style-name="Text_20_body"><text:span text:style-name="T2">askdjadlsk;</text:span></text:p>
        <text:h text:style-name="Heading_20_3" text:outline-level="3"><text:span text:style-name="T2">2.6.3 Comentarios a la solución</text:span></text:h>
        <text:p text:style-name="P6"><text:span text:style-name="T2">Xxxxxxxxxxxx xx xxxxxxxxxxxxxxxx xxxxxx</text:span></text:p>
        <text:p text:style-name="P6"><text:span text:style-name="T2"/></text:p>
        <text:h text:style-name="P18" text:outline-level="2"><text:span text:style-name="T2">2.7 Séptima consulta</text:span></text:h>
        <text:h text:style-name="Heading_20_3" text:outline-level="3"><text:span text:style-name="T2">2.7.1 Enunciado</text:span></text:h>
        <text:p text:style-name="Text_20_body"><text:span text:style-name="T2">Obtener el crotal, el nombre y la raza de aquellas vacas que no han tenido ningún ternero.</text:span></text:p>
        <text:h text:style-name="Heading_20_3" text:outline-level="3"><text:span text:style-name="T2">2.7.2 Solución</text:span></text:h>
        <text:p text:style-name="Text_20_body"><text:span text:style-name="T2">Akfjalkfj ;</text:span></text:p>
        <text:p text:style-name="Text_20_body"><text:span text:style-name="T2">askdjadlsk;</text:span></text:p>
        <text:h text:style-name="Heading_20_3" text:outline-level="3"><text:span text:style-name="T2">2.7.3 Comentarios a la solución</text:span></text:h>
        <text:p text:style-name="Text_20_body"><text:span text:style-name="T2">Xxx xxxx x xxx xx</text:span></text:p>
        <text:p text:style-name="Text_20_body"><text:span text:style-name="T2"/></text:p>
        <text:h text:style-name="P18" text:outline-level="2"><text:span text:style-name="T2">2.8 Octava consulta</text:span></text:h>
        <text:h text:style-name="Heading_20_3" text:outline-level="3"><text:span text:style-name="T2">2.8.1 Enunciado</text:span></text:h>
        <text:p text:style-name="Text_20_body"><text:span text:style-name="T2">Realizar un informe que muestre para cada vaca el número de terneros que ha tenido.</text:span></text:p>
        <text:h text:style-name="Heading_20_3" text:outline-level="3"><text:span text:style-name="T2">2.8.2 Solución</text:span></text:h>
        <text:p text:style-name="Text_20_body"><text:span text:style-name="T2">Akfjalkfj ;</text:span></text:p>
        <text:p text:style-name="Text_20_body"><text:span text:style-name="T2">askdjadlsk;</text:span></text:p>
        <text:h text:style-name="Heading_20_3" text:outline-level="3"><text:span text:style-name="T2">2.8.3 Comentarios a la solución</text:span></text:h>
        <text:p text:style-name="Text_20_body"><text:span text:style-name="T2">Xxxxxxxxxx xxxxxxxx <text:s text:c="5"/>xxxxxxxxxxxxx <text:s text:c="6"/>xxxxxxxxxxx</text:span></text:p>
        <text:p text:style-name="P6"><text:span text:style-name="T2"/></text:p>
        <text:h text:style-name="P18" text:outline-level="2"><text:span text:style-name="T2">2.9 Novena consulta</text:span></text:h>
        <text:h text:style-name="Heading_20_3" text:outline-level="3"><text:span text:style-name="T2">2.9.1 Enunciado</text:span></text:h>
        <text:p text:style-name="Text_20_body"><text:span text:style-name="T2">Realizar el cambio de crotal de un animal.</text:span></text:p>
        <text:h text:style-name="Heading_20_3" text:outline-level="3"><text:span text:style-name="T2">2.9.2 Solución</text:span></text:h>
        <text:p text:style-name="Text_20_body"><text:span text:style-name="T2">Akfjalkfj ;</text:span></text:p>
        <text:p text:style-name="Text_20_body"><text:span text:style-name="T2">askdjadlsk;</text:span></text:p>
        <text:h text:style-name="Heading_20_3" text:outline-level="3"><text:span text:style-name="T2">2.9.3 Comentarios a la solución</text:span></text:h>
        <text:p text:style-name="Text_20_body"><text:span text:style-name="T2">A cualquier animal podría perdérsele el crotal o que el mismo lo haya roto.</text:span></text:p>
        <text:p text:style-name="Text_20_body"><text:span text:style-name="T2"/></text:p>
        <text:h text:style-name="P18" text:outline-level="2"><text:span text:style-name="T2">2.5 Quinta consulta</text:span></text:h>
        <text:h text:style-name="Heading_20_3" text:outline-level="3"><text:span text:style-name="T2">2.5.1 Enunciado</text:span></text:h>
        <text:p text:style-name="Text_20_body"><text:span text:style-name="T2">Realizar un informe donde aparezcan el crotal, el nombre, raza, tipo y fecha de inseminación o monta de aquellas vacas cuyo parto se espera para el mes de septiembre de este año.</text:span></text:p>
        <text:h text:style-name="Heading_20_3" text:outline-level="3"><text:span text:style-name="T2">2.5.2 Solución</text:span></text:h>
        <text:p text:style-name="Text_20_body"><text:span text:style-name="T2">Akfjalkfj ;</text:span></text:p>
        <text:p text:style-name="Text_20_body"><text:span text:style-name="T2">askdjadlsk;</text:span></text:p>
        <text:h text:style-name="Heading_20_3" text:outline-level="3"><text:span text:style-name="T2">2.5.3 Comentarios a la solución</text:span></text:h>
        <text:p text:style-name="Text_20_body"><text:span text:style-name="T2">Xxxxxxxxxxxxx xxxxxx xxxxxxxxxxx xxxxxxxxxxxx</text:span></text:p>
        <text:p text:style-name="Text_20_body"><text:span text:style-name="T2"/></text:p>
        <text:h text:style-name="P18" text:outline-level="2"><text:span text:style-name="T2">2.6 Sexta consulta</text:span></text:h>
        <text:h text:style-name="Heading_20_3" text:outline-level="3"><text:span text:style-name="T2">2.6.1 Enunciado</text:span></text:h>
        <text:p text:style-name="Text_20_body"><text:span text:style-name="T2">Borrar aquellos sementales de la raza “Alistana”</text:span></text:p>
        <text:h text:style-name="Heading_20_3" text:outline-level="3"><text:span text:style-name="T2">2.6.2 Solución</text:span></text:h>
        <text:p text:style-name="Text_20_body"><text:span text:style-name="T2">Akfjalkfj ;</text:span></text:p>
        <text:p text:style-name="Text_20_body"><text:span text:style-name="T2">askdjadlsk;</text:span></text:p>
        <text:h text:style-name="Heading_20_3" text:outline-level="3"><text:span text:style-name="T2">2.6.3 Comentarios a la solución</text:span></text:h>
        <text:p text:style-name="P6"><text:span text:style-name="T2">Xxxxxxxxxxxx xx xxxxxxxxxxxxxxxx xxxxxx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Lucidasans" svg:font-family="Lucidasans, 'Times New Roman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Lucida Sans Unicode" style:font-size-asian="12pt" style:language-asian="es" style:country-asian="ES" style:font-name-complex="Tahoma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align="justify" style:justify-single-word="false" fo:text-indent="1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Heading_20_1" style:display-name="Heading 1" style:family="paragraph" style:parent-style-name="Encabezado1" style:next-style-name="Text_20_body" style:default-outline-level="1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Encabezado1" style:next-style-name="Text_20_body" style:default-outline-level="2">
      <style:paragraph-properties fo:margin-left="0cm" fo:margin-right="0cm" fo:text-align="justify" style:justify-single-word="false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Encabezado1" style:next-style-name="Text_20_body" style:class="text" style:default-outline-level="3">
      <style:paragraph-properties fo:margin-left="0cm" fo:margin-right="0cm" fo:text-align="justify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text-align="justify" style:justify-single-word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Lucidasans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WW-Índice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WW-Índice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WW-Índice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Encabezado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" style:font-size-asian="14pt" style:font-name-complex="Lucidasans" style:font-size-complex="14pt"/>
    </style:style>
    <style:style style:name="WW-Etiqueta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" style:font-size-complex="12pt" style:font-style-complex="italic"/>
    </style:style>
    <style:style style:name="WW-Índice" style:family="paragraph" style:parent-style-name="Standard">
      <style:paragraph-properties text:number-lines="false" text:line-number="0"/>
      <style:text-properties style:font-name-complex="Lucidasans"/>
    </style:style>
    <style:style style:name="WW-Ilustración" style:family="paragraph" style:parent-style-name="WW-Etiqueta"/>
    <style:style style:name="WW-Encabezado_20_del_20_índice" style:display-name="WW-Encabezado del índice" style:family="paragraph" style:parent-style-name="Encabezado1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ítulo_20_general" style:display-name="Título general" style:family="paragraph" style:next-style-name="Text_20_body">
      <style:paragraph-properties fo:text-align="center" style:justify-single-word="false" fo:orphans="2" fo:widows="2" fo:hyphenation-ladder-count="no-limit"/>
      <style:text-properties style:use-window-font-color="true" style:font-name="Arial" fo:font-size="18pt" fo:language="es" fo:country="ES" fo:font-weight="bold" style:font-name-asian="Arial" style:font-size-asian="18pt" style:language-asian="es" style:country-asian="ES" style:font-weight-asian="bold" style:font-name-complex="Times New Roman" style:font-size-complex="16pt" style:language-complex="ar" style:country-complex="SA" style:font-weight-complex="bold" fo:hyphenate="false" fo:hyphenation-remain-char-count="2" fo:hyphenation-push-char-count="2"/>
    </style:style>
    <style:style style:name="Subtítulo_20_general" style:display-name="Subtítulo general" style:family="paragraph" style:next-style-name="Text_20_body">
      <style:paragraph-properties fo:text-align="center" style:justify-single-word="false" fo:orphans="2" fo:widows="2" fo:hyphenation-ladder-count="no-limit"/>
      <style:text-properties style:use-window-font-color="true" style:font-name="Arial" fo:font-size="16pt" fo:language="es" fo:country="ES" fo:font-style="italic" fo:font-weight="bold" style:font-name-asian="Arial" style:font-size-asian="16pt" style:language-asian="es" style:country-asian="ES" style:font-style-asian="italic" style:font-weight-asian="bold" style:font-name-complex="Times New Roman" style:font-size-complex="14pt" style:language-complex="ar" style:country-complex="SA" style:font-style-complex="italic" style:font-weight-complex="bold" fo:hyphenate="false" fo:hyphenation-remain-char-count="2" fo:hyphenation-push-char-count="2"/>
    </style:style>
    <style:style style:name="Curso" style:family="paragraph" style:next-style-name="Text_20_body">
      <style:paragraph-properties fo:text-align="center" style:justify-single-word="false" fo:orphans="2" fo:widows="2" fo:hyphenation-ladder-count="no-limit"/>
      <style:text-properties style:use-window-font-color="true" style:font-name="Arial" fo:font-size="14pt" fo:language="es" fo:country="ES" fo:font-style="italic" style:font-name-asian="Arial" style:font-size-asian="14pt" style:language-asian="es" style:country-asian="ES" style:font-style-asian="italic" style:font-name-complex="Times New Roman" style:font-size-complex="14pt" style:language-complex="ar" style:country-complex="SA" style:font-weight-complex="bold" fo:hyphenate="false" fo:hyphenation-remain-char-count="2" fo:hyphenation-push-char-count="2"/>
    </style:style>
    <style:style style:name="Autores" style:family="paragraph" style:parent-style-name="Text_20_body">
      <style:paragraph-properties fo:text-align="end" style:justify-single-word="false"/>
    </style:style>
    <style:style style:name="Footnote_20_Symbol" style:display-name="Footnote Symbol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Absatz-Standardschriftart" style:family="text"/>
    <style:style style:name="WW-Absatz-Standardschriftart" style:family="text"/>
    <style:style style:name="WW-Fuente_20_de_20_párrafo_20_predeter." style:display-name="WW-Fuente de párrafo predeter." style:family="text"/>
    <style:style style:name="WW-Absatz-Standardschriftart1" style:family="text"/>
    <style:style style:name="WW-Símbolo_20_de_20_nota_20_al_20_pie" style:display-name="WW-Símbolo de nota al pie" style:family="text"/>
    <style:style style:name="WW-Símbolo_20_de_20_nota_20_final" style:display-name="WW-Símbolo de nota fina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T1" style:family="text">
      <style:text-properties style:use-window-font-color="true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68cm" fo:margin-left="0cm" fo:margin-right="0cm" fo:margin-bottom="0.87cm" style:dynamic-spacing="true"/>
      </style:header-style>
      <style:footer-style>
        <style:header-footer-properties fo:min-height="0.968cm" fo:margin-left="0cm" fo:margin-right="0cm" fo:margin-top="0.87cm" style:dynamic-spacing="true"/>
      </style:footer-style>
    </style:page-layout>
  </office:automatic-styles>
  <office:master-styles>
    <style:master-page style:name="Standard" style:page-layout-name="pm1">
      <style:header>
        <text:p text:style-name="P1"><text:span text:style-name="T1">Título-</text:span><text:span text:style-name="T1"><text:title>Memoria del segundo ejercicio práctico</text:title></text:span><text:span text:style-name="T1">:Tema-</text:span><text:span text:style-name="T1"><text:subject>Ejercicios prácticos de BB. DD.</text:subject></text:span><text:span text:style-name="T1">:Versión-</text:span><text:span text:style-name="T1"><text:user-defined text:name="Versión">0.1</text:user-defined></text:span></text:p>
      </style:header>
      <style:footer>
        <text:p text:style-name="P2"><text:span text:style-name="T1">Autor-</text:span><text:span text:style-name="T1"><text:user-defined text:name="Autor">Palmax</text:user-defined></text:span><text:span text:style-name="T1">:Grupo-123:Ejercicio práctico-</text:span><text:span text:style-name="T1"><text:user-defined text:name="Ejercicio práctico">2</text:user-defined></text:span><text:span text:style-name="T1">:Página </text:span><text:span text:style-name="T1"><text:page-number style:num-format="1" text:select-page="current">7</text:page-number></text:span><text:span text:style-name="T1"> de </text:span><text:span text:style-name="T1"><text:page-count style:num-format="1">7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dc:title>Memoria del segundo ejercicio práctico</dc:title>
    <dc:description>Los comentarios a las soluciones (2.x.3) son de ejemplo.
El código del punto 5 no sé si está bien (¿dónde monta?)</dc:description>
    <dc:subject>Ejercicios prácticos de BB. DD.</dc:subject>
    <meta:creation-date>2007-03-29T14:18:08</meta:creation-date>
    <dc:date>2007-05-15T19:45:53</dc:date>
    <meta:keyword>bases de datos ejercicios prácticos</meta:keyword>
    <dc:language>es-ES</dc:language>
    <meta:editing-cycles>35</meta:editing-cycles>
    <meta:editing-duration>PT47M16S</meta:editing-duration>
    <meta:user-defined meta:name="Autor">Palmax</meta:user-defined>
    <meta:user-defined meta:name="Versión">0.1</meta:user-defined>
    <meta:user-defined meta:name="Ejercicio práctico">2</meta:user-defined>
    <meta:user-defined meta:name="Info 4"/>
    <meta:document-statistic meta:table-count="1" meta:image-count="0" meta:object-count="0" meta:page-count="7" meta:paragraph-count="115" meta:word-count="547" meta:character-count="3510"/>
  </office:meta>
</office:document-meta>
</file>